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6D000000AAF4CACA10212B1269.png" manifest:media-type="image/png"/>
  <manifest:file-entry manifest:full-path="Pictures/1000000000000290000003F8ADBCAFAFD7013064.png" manifest:media-type="image/png"/>
  <manifest:file-entry manifest:full-path="Pictures/100000000000026B000003B6FF122CA5A2C50B36.png" manifest:media-type="image/png"/>
  <manifest:file-entry manifest:full-path="Pictures/1000000000000289000003D818E36955E7B18058.png" manifest:media-type="image/png"/>
  <manifest:file-entry manifest:full-path="Pictures/100000000000027A000003C1D9DEAFD33C5F696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方正启体_GBK" svg:font-family="方正启体_GB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2.572cm"/>
    </style:style>
    <style:style style:name="pr4" style:family="presentation" style:parent-style-name="默认-title">
      <style:graphic-properties fo:min-height="2.763cm"/>
    </style:style>
    <style:style style:name="pr5" style:family="presentation" style:parent-style-name="默认-outline1">
      <style:graphic-properties fo:min-height="11.929cm"/>
    </style:style>
    <style:style style:name="P1" style:family="paragraph">
      <style:text-properties style:font-name="方正启体_GBK" style:font-name-asian="方正启体_GBK"/>
    </style:style>
    <style:style style:name="P2" style:family="paragraph">
      <loext:graphic-properties draw:fill-color="#ffffff"/>
      <style:text-properties style:font-name="方正启体_GBK" style:font-name-asian="方正启体_GBK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36pt" style:font-size-asian="36pt" style:font-size-complex="36pt"/>
    </style:style>
    <style:style style:name="T1" style:family="text">
      <style:text-properties style:font-name="方正启体_GBK" style:font-name-asian="方正启体_GBK"/>
    </style:style>
    <style:style style:name="T2" style:family="text">
      <style:text-properties style:font-name="方正启体_GBK" fo:font-size="36pt" style:font-name-asian="方正启体_GBK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连连看游戏简介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成员：罗茂瑛</text:span></text:p>
            <text:p><text:span text:style-name="T1"><text:s text:c="14"/></text:span><text:span text:style-name="T1">肖钦琳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4" draw:text-style-name="P1" draw:layer="layout" svg:width="25.199cm" svg:height="2.763cm" svg:x="1.4cm" svg:y="0.837cm" presentation:class="title" presentation:user-transformed="true">
          <draw:text-box>
            <text:p><text:span text:style-name="T1">开始界面</text:span></text:p>
          </draw:text-box>
        </draw:frame>
        <draw:frame draw:style-name="gr2" draw:text-style-name="P4" draw:layer="layout" svg:width="10.297cm" svg:height="15.609cm" svg:x="9.103cm" svg:y="3.591cm">
          <draw:image xlink:href="Pictures/100000000000027A000003C1D9DEAFD33C5F69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About</text:span><text:span text:style-name="T1">界面</text:span></text:p>
          </draw:text-box>
        </draw:frame>
        <draw:frame presentation:style-name="pr5" draw:text-style-name="P1" draw:layer="layout" svg:width="25.199cm" svg:height="12.179cm" svg:x="0.8cm" svg:y="5.2cm" presentation:class="outline" presentation:user-transformed="true">
          <draw:text-box>
            <text:list text:style-name="L2">
              <text:list-item>
                <text:p><text:span text:style-name="T1">介绍游戏规则，相同的实体可以根据可以是否连线相抵消，如果点击两次鼠标对应的相同的或者不相同的实体没有连线，则不能抵消，抵消的连线级别不同，加的分数就不同，并且如果抵消了连线级别不同实体，则可以延长 <text:s/>一小段时间，抵消了带标记的实体可以有一次机会，点击</text:span><text:span text:style-name="T1">chance(</text:span><text:span text:style-name="T1">或者按</text:span><text:span text:style-name="T1">Ctrl</text:span><text:span text:style-name="T1">键</text:span><text:span text:style-name="T1">)</text:span><text:span text:style-name="T1">可以自动抵消一对，一共有三次机会。每个游戏界面有一个时间条，要在规定时间内抵消完所有实体则为 成功，否则游戏结束，可以返回主菜单选择不同难度的游戏玩耍。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1" draw:text-style-name="P1" draw:layer="layout" svg:width="13.799cm" svg:height="3.506cm" svg:x="12.8cm" svg:y="0.837cm" presentation:class="title" presentation:user-transformed="true">
          <draw:text-box>
            <text:p><text:span text:style-name="T1">小鬼果子介绍</text:span></text:p>
          </draw:text-box>
        </draw:frame>
        <draw:frame presentation:style-name="pr5" draw:text-style-name="P1" draw:layer="layout" svg:width="12.999cm" svg:height="12.179cm" svg:x="13.601cm" svg:y="5.021cm" presentation:class="outline" presentation:user-transformed="true">
          <draw:text-box>
            <text:list text:style-name="L2">
              <text:list-header>
                <text:p><text:span text:style-name="T1">小鬼果子加载许多水果，小鬼的图片，相同并且满足 规则的可以相互抵消，抵消不同级别的连线加的分数不同。</text:span></text:p>
                <text:p><text:span text:style-name="T1"/></text:p>
              </text:list-header>
            </text:list>
          </draw:text-box>
        </draw:frame>
        <draw:frame draw:style-name="gr2" draw:text-style-name="P4" draw:layer="layout" svg:width="11.391cm" svg:height="17.484cm" svg:x="1.609cm" svg:y="1.916cm">
          <draw:image xlink:href="Pictures/100000000000026B000003B6FF122CA5A2C50B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武林大会介绍</text:span></text:p>
          </draw:text-box>
        </draw:frame>
        <draw:frame presentation:style-name="pr5" draw:text-style-name="P1" draw:layer="layout" svg:width="8.999cm" svg:height="12.179cm" svg:x="15.401cm" svg:y="5.6cm" presentation:class="outline" presentation:user-transformed="true">
          <draw:text-box>
            <text:list text:style-name="L2">
              <text:list-header>
                <text:p><text:span text:style-name="T1">武林大会加载武术图片，难度为中等，根据游戏规则即可玩耍。</text:span></text:p>
              </text:list-header>
            </text:list>
          </draw:text-box>
        </draw:frame>
        <draw:frame draw:style-name="gr2" draw:text-style-name="P4" draw:layer="layout" svg:width="10.744cm" svg:height="16.29cm" svg:x="1.6cm" svg:y="3.8cm">
          <draw:image xlink:href="Pictures/1000000000000289000003D818E36955E7B180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染房的秘密介绍</text:span></text:p>
          </draw:text-box>
        </draw:frame>
        <draw:frame presentation:style-name="pr5" draw:text-style-name="P5" draw:layer="layout" svg:width="8.999cm" svg:height="12.179cm" svg:x="17.6cm" svg:y="4.914cm" presentation:class="outline" presentation:user-transformed="true">
          <draw:text-box>
            <text:p><text:span text:style-name="T2">染房的秘密加载不同颜色深浅的图片，难度最大，根据游戏规则即可玩耍。</text:span></text:p>
          </draw:text-box>
        </draw:frame>
        <draw:frame draw:style-name="gr2" draw:text-style-name="P4" draw:layer="layout" svg:width="12.2cm" svg:height="17.038cm" svg:x="2cm" svg:y="3.562cm">
          <draw:image xlink:href="Pictures/1000000000000290000003F8ADBCAFAFD701306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Over</text:span><text:span text:style-name="T1">界面</text:span></text:p>
          </draw:text-box>
        </draw:frame>
        <draw:frame presentation:style-name="pr5" draw:text-style-name="P1" draw:layer="layout" svg:width="8.999cm" svg:height="12.179cm" svg:x="18.6cm" svg:y="5cm" presentation:class="outline" presentation:user-transformed="true">
          <draw:text-box>
            <text:list text:style-name="L2">
              <text:list-item>
                <text:p><text:span text:style-name="T1">分为结束的得分和返回主菜单两部分</text:span></text:p>
              </text:list-item>
            </text:list>
          </draw:text-box>
        </draw:frame>
        <draw:frame draw:style-name="gr2" draw:text-style-name="P4" draw:layer="layout" svg:width="16.427cm" svg:height="4.496cm" svg:x="1.173cm" svg:y="7.104cm">
          <draw:image xlink:href="Pictures/100000000000026D000000AAF4CACA10212B12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待改进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连续几次抵消后，其他实体应随机变换位置的功能未能运行成功。</text:span></text:p>
              </text:list-item>
              <text:list-item>
                <text:p text:style-name="P1"><text:span text:style-name="T1">程序用到的技术有点简单。</text:span></text:p>
              </text:list-item>
              <text:list-item>
                <text:p text:style-name="P1"><text:span text:style-name="T1">… </text:span><text:span text:style-name="T1">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方正启体_GBK" svg:font-family="方正启体_GB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华文黑体" style:font-size-asian="24pt" style:language-asian="zh" style:country-asian="CN" style:font-name-complex="华文黑体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华文黑体" style:font-family-asian="华文黑体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华文黑体" style:font-family-asian="华文黑体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华文黑体" style:font-family-asian="华文黑体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华文黑体" style:font-family-asian="华文黑体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华文黑体" style:font-family-asian="华文黑体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3.968cm" svg:height="10.476cm" svg:x="3.81cm" svg:y="2.123cm" presentation:class="page"/>
        <draw:frame presentation:style-name="默认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30T09:17:34.455730860</meta:creation-date>
    <dc:date>2017-06-30T18:52:09.270769154</dc:date>
    <meta:editing-duration>PT24M21S</meta:editing-duration>
    <meta:editing-cycles>7</meta:editing-cycles>
    <meta:generator>LibreOffice/5.3.3.2$Linux_X86_64 LibreOffice_project/3d9a8b4b4e538a85e0782bd6c2d430bafe583448</meta:generator>
    <meta:document-statistic meta:object-count="57"/>
  </office:meta>
</office:document-meta>
</file>